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Weight.explain( IndexReader reader , i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ermWeigh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Query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Weight.Term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Query.TermQuery( Ter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Que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Weight.scorer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